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Devanagari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formula="of:=1/(1-0.050382^2/(0.051195*0.052571))^2" office:value-type="float" office:value="309.324791592257" calcext:value-type="float">
            <text:p>309,3247915923</text:p>
          </table:table-cell>
          <table:table-cell table:formula="of:=(([.C3]-1)/(1.0000001-1.00001))" office:value-type="float" office:value="-31143918.3426298" calcext:value-type="float">
            <text:p>-31143918,3426298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office:annotation draw:style-name="gr1" draw:text-style-name="P1" svg:width="2.899cm" svg:height="0.991cm" svg:x="29.885cm" svg:y="0cm" draw:caption-point-x="-0.61cm" draw:caption-point-y="0.913cm">
              <dc:date>2018-02-27T00:00:00</dc:date>
              <text:p text:style-name="P1"><text:span text:style-name="T1">Rated d axis current</text:span></text:p>
            </office:annotation>
            <text:p>Idn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n rpm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el sincro mec</text:p>
          </table:table-cell>
          <table:table-cell office:value-type="string" calcext:value-type="string">
            <text:p>vel sinc rpm</text:p>
          </table:table-cell>
          <table:table-cell office:value-type="string" calcext:value-type="string">
            <text:p>vel sincro elec</text:p>
          </table:table-cell>
          <table:table-cell office:value-type="string" calcext:value-type="string">
            <text:p>n par polos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6"/>
          <table:table-cell office:value-type="float" office:value="0.051195" calcext:value-type="float">
            <text:p>0,051195</text:p>
          </table:table-cell>
          <table:table-cell/>
          <table:table-cell office:value-type="float" office:value="0.051195" calcext:value-type="float">
            <text:p>0,051195</text:p>
          </table:table-cell>
          <table:table-cell/>
          <table:table-cell office:value-type="float" office:value="0.052571" calcext:value-type="float">
            <text:p>0,052571</text:p>
          </table:table-cell>
          <table:table-cell table:formula="of:=1-[.I4]^(2)/([.G4]*[.K4])" office:value-type="float" office:value="0.026174126419509" calcext:value-type="float">
            <text:p>0,0261741264</text:p>
          </table:table-cell>
          <table:table-cell office:value-type="float" office:value="310" calcext:value-type="float">
            <text:p>310</text:p>
          </table:table-cell>
          <table:table-cell table:formula="of:=[.M4]/SQRT(3)" office:value-type="float" office:value="178.978583448784" calcext:value-type="float">
            <text:p>178,9785834488</text:p>
          </table:table-cell>
          <table:table-cell table:style-name="ce1" table:formula="of:=[.P8]*SQRT(2)" office:value-type="float" office:value="92.0747076634416" calcext:value-type="float">
            <office:annotation draw:style-name="gr2" draw:text-style-name="P1" svg:width="2.899cm" svg:height="1.139cm" svg:x="27.628cm" svg:y="0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92,0747076634</text:p>
          </table:table-cell>
          <table:table-cell table:formula="of:=[.O4]/3" office:value-type="float" office:value="30.6915692211472" calcext:value-type="float">
            <text:p>30,6915692211</text:p>
          </table:table-cell>
          <table:table-cell table:formula="of:=([.N4]/([.G4]*(([.P4]*[.P4]+[.L4]*[.L4]*([.O4]*[.O4]-[.P4]*[.P4]))^(1/2))))" office:value-type="float" office:value="113.597182607084" calcext:value-type="float">
            <text:p>113,597182607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1" office:value-type="float" office:value="0.17703" calcext:value-type="float">
            <text:p>0,17703</text:p>
          </table:table-cell>
          <table:table-cell table:formula="of:=([.N4]/([.O4]*[.G4])*((([.L4]*[.L4]*[.W4]*[.W4]+1)/((1+[.W4]*[.W4])*[.L4]*[.L4]))^(1/2)))" office:value-type="float" office:value="1428.44915275341" calcext:value-type="float">
            <text:p>1428,4491527534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/>
          <table:table-cell table:formula="of:=50*2*PI()" office:value-type="float" office:value="314.159265358979" calcext:value-type="float">
            <text:p>314,159265359</text:p>
          </table:table-cell>
          <table:table-cell office:value-type="float" office:value="2" calcext:value-type="float">
            <text:p>2</text:p>
          </table:table-cell>
          <table:table-cell table:formula="of:=3/2*[.AB4]*[.I4]*[.I4]/[.K4]*[.P4]*([.O4]^2-[.P4]^2)^(1/2)" office:value-type="float" office:value="398.486206078629" calcext:value-type="float">
            <text:p>398,48620607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Lls</text:p>
          </table:table-cell>
          <table:table-cell/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lr</text:p>
          </table:table-cell>
          <table:table-cell table:number-columns-repeated="8"/>
          <table:table-cell office:value-type="string" calcext:value-type="string">
            <text:p>rated powe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89" calcext:value-type="float">
            <text:p>0,089</text:p>
          </table:table-cell>
          <table:table-cell office:value-type="float" office:value="0.0027" calcext:value-type="float">
            <text:p>0,0027</text:p>
          </table:table-cell>
          <table:table-cell table:formula="of:=[.H6]+[.F6]" office:value-type="float" office:value="0.0593" calcext:value-type="float">
            <text:p>0,0593</text:p>
          </table:table-cell>
          <table:table-cell office:value-type="float" office:value="0.0566" calcext:value-type="float">
            <text:p>0,0566</text:p>
          </table:table-cell>
          <table:table-cell table:formula="of:=[.H6]" office:value-type="float" office:value="0.0566" calcext:value-type="float">
            <text:p>0,0566</text:p>
          </table:table-cell>
          <table:table-cell office:value-type="float" office:value="0.0038" calcext:value-type="float">
            <text:p>0,0038</text:p>
          </table:table-cell>
          <table:table-cell table:formula="of:=[.J6]+[.H6]" office:value-type="float" office:value="0.0604" calcext:value-type="float">
            <text:p>0,0604</text:p>
          </table:table-cell>
          <table:table-cell table:formula="of:=1-[.I6]^(2)/([.G6]*[.K6])" office:value-type="float" office:value="0.10558055906101" calcext:value-type="float">
            <text:p>0,1055805591</text:p>
          </table:table-cell>
          <table:table-cell office:value-type="float" office:value="530" calcext:value-type="float">
            <text:p>530</text:p>
          </table:table-cell>
          <table:table-cell table:formula="of:=[.M6]/SQRT(3)" office:value-type="float" office:value="305.995642670502" calcext:value-type="float">
            <text:p>305,9956426705</text:p>
          </table:table-cell>
          <table:table-cell table:formula="of:=[.P9]*SQRT(2)" office:value-type="float" office:value="23.6242437949835" calcext:value-type="float">
            <office:annotation draw:style-name="gr2" draw:text-style-name="P1" svg:width="2.899cm" svg:height="1.139cm" svg:x="27.628cm" svg:y="0.903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23,624243795</text:p>
          </table:table-cell>
          <table:table-cell table:formula="of:=[.O6]/3" office:value-type="float" office:value="7.87474793166118" calcext:value-type="float">
            <text:p>7,8747479317</text:p>
          </table:table-cell>
          <table:table-cell table:formula="of:=([.N6]/([.G6]*(([.P6]*[.P6]+[.L6]*[.L6]*([.O6]*[.O6]-[.P6]*[.P6]))^(1/2))))" office:value-type="float" office:value="627.876820588297" calcext:value-type="float">
            <text:p>627,8768205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38" calcext:value-type="float">
            <text:p>0,3538</text:p>
          </table:table-cell>
          <table:table-cell table:style-name="ce1" table:formula="of:=[.K6]/[.V6]" office:value-type="float" office:value="0.17071791972866" calcext:value-type="float">
            <text:p>0,1707179197</text:p>
          </table:table-cell>
          <table:table-cell table:formula="of:=([.N6]/([.O6]*[.G6])*((([.L6]*[.L6]*[.W6]*[.W6]+1)/((1+[.W6]*[.W6])*[.L6]*[.L6]))^(1/2)))" office:value-type="float" office:value="2039.62821042427" calcext:value-type="float">
            <text:p>2039,6282104243</text:p>
          </table:table-cell>
          <table:table-cell table:formula="of:=60/2*2*PI()" office:value-type="float" office:value="188.495559215388" calcext:value-type="float">
            <office:annotation draw:style-name="gr1" draw:text-style-name="P1" svg:width="2.899cm" svg:height="0.991cm" svg:x="46.702cm" svg:y="0.757cm" draw:caption-point-x="-0.61cm" draw:caption-point-y="1.51cm">
              <dc:date>2018-02-24T00:00:00</dc:date>
              <text:p text:style-name="P1"><text:span text:style-name="T1">F/np*2*PI()</text:span></text:p>
              <text:p text:style-name="P1"><text:span text:style-name="T1"/></text:p>
            </office:annotation>
            <text:p>188,4955592154</text:p>
          </table:table-cell>
          <table:table-cell/>
          <table:table-cell table:formula="of:=60*2*PI()" office:value-type="float" office:value="376.991118430775" calcext:value-type="float">
            <text:p>376,991118430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00014" calcext:value-type="float">
            <text:p>0,00014</text:p>
          </table:table-cell>
          <table:table-cell table:formula="of:=[.H7]+[.F7]" office:value-type="float" office:value="0.00164" calcext:value-type="float">
            <text:p>0,00164</text:p>
          </table:table-cell>
          <table:table-cell office:value-type="float" office:value="0.0015" calcext:value-type="float">
            <text:p>0,0015</text:p>
          </table:table-cell>
          <table:table-cell table:formula="of:=[.H7]" office:value-type="float" office:value="0.0015" calcext:value-type="float">
            <text:p>0,0015</text:p>
          </table:table-cell>
          <table:table-cell office:value-type="float" office:value="0.00014" calcext:value-type="float">
            <text:p>0,00014</text:p>
          </table:table-cell>
          <table:table-cell table:formula="of:=[.J7]+[.H7]" office:value-type="float" office:value="0.00164" calcext:value-type="float">
            <text:p>0,00164</text:p>
          </table:table-cell>
          <table:table-cell table:formula="of:=1-[.I7]^(2)/([.G7]*[.K7])" office:value-type="float" office:value="0.163444378346223" calcext:value-type="float">
            <text:p>0,1634443783</text:p>
          </table:table-cell>
          <table:table-cell office:value-type="float" office:value="300" calcext:value-type="float">
            <text:p>300</text:p>
          </table:table-cell>
          <table:table-cell table:formula="of:=[.M7]/SQRT(3)" office:value-type="float" office:value="173.205080756888" calcext:value-type="float">
            <text:p>173,2050807569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table:formula="of:=([.N7]/([.G7]*(([.P7]*[.P7]+[.L7]*[.L7]*([.O7]*[.O7]-[.P7]*[.P7]))^(1/2))))" office:value-type="float" office:value="886.197882409719" calcext:value-type="float">
            <text:p>886,1978824097</text:p>
          </table:table-cell>
          <table:table-cell table:formula="of:=[.Q7]/(2*PI())*60/2" office:value-type="float" office:value="4231.28320629231" calcext:value-type="float">
            <text:p>4231,2832062923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065" calcext:value-type="float">
            <text:p>0,0065</text:p>
          </table:table-cell>
          <table:table-cell table:style-name="ce1" table:formula="of:=[.K7]/[.V7]" office:value-type="float" office:value="0.252307692307692" calcext:value-type="float">
            <text:p>0,2523076923</text:p>
          </table:table-cell>
          <table:table-cell table:formula="of:=[.N7]/([.O7]*[.G7])*(([.L7]*[.L7]+1)/(2*[.L7]*[.L7]))^(1/2)" office:value-type="float" office:value="1157.4348593343" calcext:value-type="float">
            <text:p>1157,4348593343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 table:formula="of:=[.Y7]/(2*PI())*60" office:value-type="float" office:value="1500" calcext:value-type="float">
            <text:p>1500</text:p>
          </table:table-cell>
          <table:table-cell table:formula="of:=60*2*PI()" office:value-type="float" office:value="376.991118430775" calcext:value-type="float">
            <text:p>376,9911184308</text:p>
          </table:table-cell>
          <table:table-cell/>
          <table:table-cell table:formula="of:=3/2*[.AB4]*[.I7]*[.I7]/[.K7]*[.P7]*([.O7]^2-[.P7]^2)^(1/2)" office:value-type="float" office:value="160.892483594804" calcext:value-type="float">
            <text:p>160,8924835948</text:p>
          </table:table-cell>
          <table:table-cell table:formula="of:=([.G7]-[.I7]*[.I7]/[.K7])*[.G7]*4000/60*2*PI()" office:value-type="float" office:value="0.00018413921740241" calcext:value-type="float">
            <text:p>0,0001841392</text:p>
          </table:table-cell>
          <table:table-cell table:formula="of:=[.U7]*4000/60*2*PI()" office:value-type="float" office:value="5.02654824574367" calcext:value-type="float">
            <text:p>5,0265482457</text:p>
          </table:table-cell>
          <table:table-cell table:formula="of:=[.AC7]*[.Q7]/2" office:value-type="float" office:value="71291.2891286779" calcext:value-type="float">
            <text:p>71291,2891286779</text:p>
          </table:table-cell>
        </table:table-row>
        <table:table-row table:style-name="ro1">
          <table:table-cell table:number-columns-repeated="15"/>
          <table:table-cell table:style-name="ce1" table:formula="of:=[.S4]/(3*[.M4]/SQRT(2)/SQRT(3)*0.89)" office:value-type="float" office:value="65.1066501645885" calcext:value-type="float">
            <text:p>65,1066501646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formula="of:=[.S6]/(3*[.M6]/SQRT(2)/SQRT(3)*0.83)" office:value-type="float" office:value="16.7048629878371" calcext:value-type="float">
            <office:annotation draw:style-name="gr3" draw:text-style-name="P1" svg:width="2.899cm" svg:height="1.386cm" svg:x="29.885cm" svg:y="2.112cm" draw:caption-point-x="-0.61cm" draw:caption-point-y="1.51cm">
              <dc:date>2018-02-24T00:00:00</dc:date>
              <text:p text:style-name="P1"><text:span text:style-name="T1">Pot=3*Us*I*cos fi</text:span></text:p>
              <text:p text:style-name="P1"><text:span text:style-name="T1"/></text:p>
            </office:annotation>
            <text:p>16,7048629878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8"/>
          <table:table-cell table:formula="of:=15*3800/60" office:value-type="float" office:value="950" calcext:value-type="float">
            <text:p>950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L's</text:p>
          </table:table-cell>
          <table:table-cell office:value-type="string" calcext:value-type="string">
            <text:p>Rs</text:p>
          </table:table-cell>
          <table:table-cell table:number-columns-repeated="12"/>
          <table:table-cell office:value-type="float" office:value="444" calcext:value-type="float">
            <text:p>444</text:p>
          </table:table-cell>
          <table:table-cell table:formula="of:=[.Q13]/2/PI()*60" office:value-type="float" office:value="4239.88768396809" calcext:value-type="float">
            <text:p>4239,88768396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G7]-[.I7]*[.I7]/[.K7]" office:value-type="float" office:value="0.000268048780487805" calcext:value-type="float">
            <text:p>0,0002680488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450*[.D14]*1.1" office:value-type="float" office:value="5.94" calcext:value-type="float">
            <text:p>5,94</text:p>
          </table:table-cell>
          <table:table-cell table:formula="of:=217*[.D14]*1.1" office:value-type="float" office:value="2.8644" calcext:value-type="float">
            <text:p>2,8644</text:p>
          </table:table-cell>
          <table:table-cell table:number-columns-repeated="13"/>
          <table:table-cell table:formula="of:=(150^2+350^2)^(1/2)" office:value-type="float" office:value="380.788655293195" calcext:value-type="float">
            <text:p>380,7886552932</text:p>
          </table:table-cell>
          <table:table-cell table:number-columns-repeated="3"/>
          <table:table-cell office:value-type="string" calcext:value-type="string">
            <text:p>power veio</text:p>
          </table:table-cell>
          <table:table-cell office:value-type="string" calcext:value-type="string">
            <text:p>u*I</text:p>
          </table:table-cell>
          <table:table-cell office:value-type="string" calcext:value-type="string">
            <text:p>efficiencia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Y15]/[.Z15]" office:value-type="float" office:value="0.894736842105263" calcext:value-type="float">
            <text:p>0,8947368421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AC15]/SQRT(3)" office:value-type="float" office:value="210.155497985024" calcext:value-type="float">
            <text:p>210,15549798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5"/>
          <table:table-cell table:formula="of:=746*60/2/PI()" office:value-type="float" office:value="7123.77525279324" calcext:value-type="float">
            <text:p>7123,7752527932</text:p>
          </table:table-cell>
          <table:table-cell office:value-type="string" calcext:value-type="string">
            <text:p>rpm max c 0.0 grad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730*60/2/PI()" office:value-type="float" office:value="6970.98650742502" calcext:value-type="float">
            <text:p>6970,986507425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formula="of:=3.6*0.125" office:value-type="float" office:value="0.45" calcext:value-type="float">
            <text:p>0,45</text:p>
          </table:table-cell>
          <table:table-cell/>
          <table:table-cell table:formula="of:=11500+30/70*11500" office:value-type="float" office:value="16428.5714285714" calcext:value-type="float">
            <text:p>16428,5714285714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formula="of:=571/2/PI()*60" office:value-type="float" office:value="5452.64835032833" calcext:value-type="float">
            <text:p>5452,6483503283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65*1/670" office:value-type="float" office:value="0.0970149253731343" calcext:value-type="float">
            <text:p>0,0970149254</text:p>
          </table:table-cell>
          <table:table-cell table:number-columns-repeated="8"/>
          <table:table-cell table:formula="of:=0+(13+0-0)*0.0001/0.05/(1/350+0/350)" office:value-type="float" office:value="9.1" calcext:value-type="float">
            <text:p>9,1</text:p>
          </table:table-cell>
          <table:table-cell/>
          <table:table-cell table:formula="of:=1/350" office:value-type="float" office:value="0.00285714285714286" calcext:value-type="float">
            <text:p>0,0028571429</text:p>
          </table:table-cell>
          <table:table-cell/>
          <table:table-cell office:value-type="string" calcext:value-type="string">
            <text:p>(173*173+raizq((173^4)-4*(8328^4)*0,57^2*0,0512*Te*Te/Kt/Kt))/(2*pow(8328*Ls,2)))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6"/>
          <table:table-cell table:formula="of:=0+(14+0-0+0*0.05*0*(0+1)/350)*0.0001/0.05/(1/350+0/350)" office:value-type="float" office:value="9.8" calcext:value-type="float">
            <text:p>9,8</text:p>
          </table:table-cell>
          <table:table-cell table:number-columns-repeated="15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20"/>
          <table:table-cell table:formula="of:=SQRT(163.138^2+64.4186^2)" office:value-type="float" office:value="175.396017828114" calcext:value-type="float">
            <text:p>175,3960178281</text:p>
          </table:table-cell>
          <table:table-cell table:number-columns-repeated="1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office:value-type="string" calcext:value-type="string">
            <text:p>perdas igbts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joules</text:p>
          </table:table-cell>
          <table:table-cell office:value-type="string" calcext:value-type="string">
            <text:p>no ciclos por seg</text:p>
          </table:table-cell>
          <table:table-cell office:value-type="string" calcext:value-type="string">
            <text:p>potencia joules/s</text:p>
          </table:table-cell>
          <table:table-cell office:value-type="string" calcext:value-type="string">
            <text:p>Energy w</text:p>
          </table:table-cell>
          <table:table-cell office:value-type="string" calcext:value-type="string">
            <text:p>*3 pernas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float" office:value="0.1" calcext:value-type="float">
            <text:p>0,1</text:p>
          </table:table-cell>
          <table:table-cell office:value-type="float" office:value="8000" calcext:value-type="float">
            <text:p>8000</text:p>
          </table:table-cell>
          <table:table-cell table:formula="of:=[.Q31]*[.R31]" office:value-type="float" office:value="800" calcext:value-type="float">
            <text:p>800</text:p>
          </table:table-cell>
          <table:table-cell table:formula="of:=[.S31]*0.000277777*3600" office:value-type="float" office:value="799.99776" calcext:value-type="float">
            <text:p>799,99776</text:p>
          </table:table-cell>
          <table:table-cell table:formula="of:=[.T31]*3" office:value-type="float" office:value="2399.99328" calcext:value-type="float">
            <text:p>2399,99328</text:p>
          </table:table-cell>
          <table:table-cell table:number-columns-repeated="9"/>
          <table:table-cell office:value-type="string" calcext:value-type="string">
            <text:p>q</text:p>
          </table:table-cell>
          <table:table-cell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4"/>
          <table:table-cell office:value-type="string" calcext:value-type="string">
            <text:p>acel_limit</text:p>
          </table:table-cell>
          <table:table-cell table:formula="of:=3.6*124" office:value-type="float" office:value="446.4" calcext:value-type="float">
            <text:p>446,4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1/8" office:value-type="float" office:value="0.125" calcext:value-type="float">
            <text:p>0,125</text:p>
          </table:table-cell>
          <table:table-cell table:number-columns-repeated="5"/>
          <table:table-cell table:formula="of:=7*1000/3600*9.55/0.3*0.0001" office:value-type="float" office:value="0.00618981481481482" calcext:value-type="float">
            <text:p>0,0061898148</text:p>
          </table:table-cell>
          <table:table-cell table:number-columns-repeated="7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11"/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 com metade dos 2 estados</text:p>
          </table:table-cell>
          <table:table-cell office:value-type="string" calcext:value-type="string">
            <text:p>beta com metade dos 2 estados</text:p>
          </table:table-cell>
          <table:table-cell office:value-type="string" calcext:value-type="string">
            <text:p>max em modulo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-1/2" office:value-type="float" office:value="-0.5" calcext:value-type="float">
            <text:p>-0,5</text:p>
          </table:table-cell>
          <table:table-cell table:formula="of:=[.M42]" office:value-type="float" office:value="-0.5" calcext:value-type="float">
            <text:p>-0,5</text:p>
          </table:table-cell>
          <table:table-cell/>
          <table:table-cell table:formula="of:=2/3*([.L42]-1/2*[.M42]-1/2*[.N42])" office:value-type="float" office:value="1" calcext:value-type="float">
            <text:p>1</text:p>
          </table:table-cell>
          <table:table-cell table:formula="of:=2/3*(0*[.L42]+SQRT(3)/2*[.M42]-SQRT(3)/2*[.N42])" office:value-type="float" office:value="0" calcext:value-type="float">
            <text:p>0</text:p>
          </table:table-cell>
          <table:table-cell table:formula="of:=[.P42]/2+[.P43]/2" office:value-type="float" office:value="0.75" calcext:value-type="float">
            <text:p>0,75</text:p>
          </table:table-cell>
          <table:table-cell table:formula="of:=[.Q42]/2+[.Q43]/2" office:value-type="float" office:value="0.433012701892219" calcext:value-type="float">
            <text:p>0,4330127019</text:p>
          </table:table-cell>
          <table:table-cell table:formula="of:=SQRT([.R42]^2+[.S42]^2)" office:value-type="float" office:value="0.866025403784439" calcext:value-type="float">
            <text:p>0,8660254038</text:p>
          </table:table-cell>
          <table:table-cell/>
          <table:table-cell table:formula="of:=SQRT(3)/2" office:value-type="float" office:value="0.866025403784439" calcext:value-type="float">
            <text:p>0,8660254038</text:p>
          </table:table-cell>
          <table:table-cell office:value-type="string" calcext:value-type="string">
            <text:p>equivale a este valor anterior raizq3/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/2" office:value-type="float" office:value="0.5" calcext:value-type="float">
            <text:p>0,5</text:p>
          </table:table-cell>
          <table:table-cell table:formula="of:=[.L43]"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2/3*([.L43]-1/2*[.M43]-1/2*[.N43])" office:value-type="float" office:value="0.5" calcext:value-type="float">
            <text:p>0,5</text:p>
          </table:table-cell>
          <table:table-cell table:formula="of:=2/3*(0*[.L43]+SQRT(3)/2*[.M43]-SQRT(3)/2*[.N43])" office:value-type="float" office:value="0.866025403784439" calcext:value-type="float">
            <text:p>0,8660254038</text:p>
          </table:table-cell>
          <table:table-cell table:number-columns-repeated="15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16"/>
          <table:table-cell table:formula="of:=192*0.982*0.982*0.982*0.982" office:value-type="float" office:value="178.544789179392" calcext:value-type="float">
            <text:p>178,5447891794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5"/>
          <table:table-cell office:value-type="string" calcext:value-type="string">
            <text:p>ma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new iq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float" office:value="173.3" calcext:value-type="float">
            <text:p>173,3</text:p>
          </table:table-cell>
          <table:table-cell office:value-type="float" office:value="81.01" calcext:value-type="float">
            <text:p>81,01</text:p>
          </table:table-cell>
          <table:table-cell table:formula="of:=186-[.Q52]" office:value-type="float" office:value="104.99" calcext:value-type="float">
            <text:p>104,99</text:p>
          </table:table-cell>
          <table:table-cell office:value-type="float" office:value="27.45" calcext:value-type="float">
            <text:p>27,45</text:p>
          </table:table-cell>
          <table:table-cell office:value-type="float" office:value="186" calcext:value-type="float">
            <text:p>186</text:p>
          </table:table-cell>
          <table:table-cell table:formula="of:=([.P52]^2-([.Q52]+[.R52])^2)" office:value-type="float" office:value="-4563.11" calcext:value-type="float">
            <text:p>-4563,11</text:p>
          </table:table-cell>
          <table:table-cell table:formula="of:=[.P52]*[.P52]" office:value-type="float" office:value="30032.89" calcext:value-type="float">
            <text:p>30032,89</text:p>
          </table:table-cell>
          <table:table-cell table:formula="of:=([.Q52]+[.R52])^2" office:value-type="float" office:value="34596" calcext:value-type="float">
            <text:p>34596</text:p>
          </table:table-cell>
          <table:table-cell table:number-columns-repeated="9"/>
        </table:table-row>
      </table:table>
      <table:table table:name="Fo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-00-0000</text:date>, <text:time style:data-style-name="N2" text:time-value="19:20:25.647730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2:34.350201834</meta:creation-date>
    <dc:date>2019-01-31T19:21:59.229407100</dc:date>
    <meta:editing-duration>P28DT17H23M34S</meta:editing-duration>
    <meta:editing-cycles>23</meta:editing-cycles>
    <meta:generator>LibreOffice/4.3.3.2$Linux_X86_64 LibreOffice_project/430m0$Build-2</meta:generator>
    <meta:document-statistic meta:table-count="2" meta:cell-count="180" meta:object-count="0"/>
  </office:meta>
</office:document-meta>
</file>